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3.9cm" svg:height="5.2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9cm" svg:height="0.963cm" svg:x="3.165cm" svg:y="6cm">
          <draw:text-box>
            <text:p>Top portion</text:p>
          </draw:text-box>
        </draw:frame>
        <draw:frame draw:style-name="gr9" draw:layer="layout" svg:width="3.774cm" svg:height="0.963cm" svg:x="4.7cm" svg:y="6.638cm">
          <draw:text-box>
            <text:p>Rim Radius</text:p>
          </draw:text-box>
        </draw:frame>
        <draw:frame draw:style-name="gr10" draw:layer="layout" svg:width="6.094cm" svg:height="0.963cm" svg:x="5.1cm" svg:y="8cm">
          <draw:text-box>
            <text:p>Rim Width = .75mm</text:p>
          </draw:text-box>
        </draw:frame>
        <draw:frame draw:style-name="gr8" draw:layer="layout" svg:width="6.446cm" svg:height="0.963cm" svg:x="4.7cm" svg:y="9.438cm">
          <draw:text-box>
            <text:p>Portion Width = 6mm</text:p>
          </draw:text-box>
        </draw:frame>
        <draw:frame draw:style-name="gr8" draw:layer="layout" svg:width="5.222cm" svg:height="0.963cm" svg:x="4.878cm" svg:y="10.438cm">
          <draw:text-box>
            <text:p>Metal Bar Height</text:p>
          </draw:text-box>
        </draw:frame>
        <draw:frame draw:style-name="gr8" draw:layer="layout" svg:width="7.153cm" svg:height="0.963cm" svg:x="4.685cm" svg:y="11.9cm">
          <draw:text-box>
            <text:p>Metal Bar Width = 7mm</text:p>
          </draw:text-box>
        </draw:frame>
        <draw:frame draw:style-name="gr8" draw:layer="layout" svg:width="5.773cm" svg:height="0.963cm" svg:x="5.5cm" svg:y="13.038cm">
          <draw:text-box>
            <text:p>Rim Height = 2mm</text:p>
          </draw:text-box>
        </draw:frame>
        <draw:frame draw:style-name="gr8" draw:text-style-name="P2" draw:layer="layout" svg:width="5.095cm" svg:height="0.983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9.5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9.5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57cm" svg:height="3.811cm" svg:x="4.8cm" svg:y="15.7cm">
          <draw:text-box>
            <text:p>Clear Glue = 400μm – Note: Flat</text:p>
            <text:p>Inlay Cover = 100μm</text:p>
            <text:p>Inlay (Includes Antenna / Transponder) = 100μm</text:p>
            <text:p>Absorber = 600μm</text:p>
            <text:p>Ring Metal = 750μm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2.1cm" svg:y1="22.8cm" svg:x2="1.5cm" svg:y2="22.5cm">
          <text:p/>
        </draw:line>
        <draw:line draw:style-name="gr18" draw:text-style-name="P1" draw:layer="layout" svg:x1="7.752cm" svg:y1="22.8cm" svg:x2="8.352cm" svg:y2="22.5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329cm" svg:height="0.963cm" svg:x="7.909cm" svg:y="19.738cm">
          <draw:text-box>
            <text:p>Depth = 2mm</text:p>
          </draw:text-box>
        </draw:frame>
        <draw:frame draw:style-name="gr19" draw:layer="layout" svg:width="9.612cm" svg:height="0.963cm" svg:x="8.3cm" svg:y="20.5cm">
          <draw:text-box>
            <text:p>Top portion inner length = 32mm</text:p>
          </draw:text-box>
        </draw:frame>
        <draw:frame draw:style-name="gr19" draw:layer="layout" svg:width="4.587cm" svg:height="0.963cm" svg:x="9.513cm" svg:y="21.9cm">
          <draw:text-box>
            <text:p>Inner diameter</text:p>
          </draw:text-box>
        </draw:frame>
        <draw:frame draw:style-name="gr19" draw:layer="layout" svg:width="4.731cm" svg:height="0.963cm" svg:x="9.369cm" svg:y="25.3cm">
          <draw:text-box>
            <text:p>Outer diameter</text:p>
          </draw:text-box>
        </draw:frame>
        <draw:frame draw:style-name="gr19" draw:layer="layout" svg:width="8.147cm" svg:height="0.963cm" svg:x="8.6cm" svg:y="27.3cm">
          <draw:text-box>
            <text:p>Bottom portion outer length</text:p>
          </draw:text-box>
        </draw:frame>
        <draw:frame draw:style-name="gr19" draw:layer="layout" svg:width="7.161cm" svg:height="1.675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3cm" svg:x="8.6cm" svg:y="26.238cm">
          <draw:text-box>
            <text:p>Bottom portion inner length = 22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3.4cm" svg:y1="26.6cm" svg:x2="2.8cm" svg:y2="26.9cm">
          <text:p/>
        </draw:line>
        <draw:line draw:style-name="gr18" draw:text-style-name="P1" draw:layer="layout" svg:x1="6.7cm" svg:y1="26.5cm" svg:x2="7.3cm" svg:y2="26.8cm">
          <text:p/>
        </draw:line>
        <draw:frame draw:style-name="gr20" draw:text-style-name="P3" draw:layer="layout" svg:width="16.3cm" svg:height="3.884cm" svg:x="1.4cm" svg:y="1.2cm">
          <draw:text-box>
            <text:p><text:span text:style-name="T2">Normal Ring</text:span></text:p>
            <text:p><text:span text:style-name="T3">US Sizes 6+</text:span></text:p>
          </draw:text-box>
        </draw:frame>
        <draw:line draw:style-name="gr12" draw:text-style-name="P1" draw:layer="layout" svg:x1="4.9cm" svg:y1="19cm" svg:x2="3.4cm" svg:y2="19cm">
          <text:p/>
        </draw:line>
        <draw:line draw:style-name="gr11" draw:text-style-name="P1" draw:layer="layout" svg:x1="1.8cm" svg:y1="19.5cm" svg:x2="3.8cm" svg:y2="19.5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10-08T17:05:13.76</dc:date>
    <meta:editing-duration>PT45M9S</meta:editing-duration>
    <meta:editing-cycles>18</meta:editing-cycles>
    <meta:generator>LibreOffice/3.4$Win32 LibreOffice_project/340m1$Build-302</meta:generator>
    <meta:document-statistic meta:object-count="79"/>
  </office:meta>
</office:document-meta>
</file>